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Basic/Standard/script-lb.xml"/>
  <manifest:file-entry manifest:media-type="text/xml" manifest:full-path="Basic/Standard/ThisDocumen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fo:font-weight="bold" style:font-size-asian="10pt" style:font-weight-asian="bold" style:font-name-complex="Arial" style:font-size-complex="10pt"/>
    </style:style>
    <style:style style:name="P2" style:family="paragraph" style:parent-style-name="Standard">
      <style:text-properties style:font-name="Arial" fo:font-size="8pt" style:font-size-asian="8pt" style:font-name-complex="Arial" style:font-size-complex="8pt"/>
    </style:style>
    <style:style style:name="P3" style:family="paragraph" style:parent-style-name="Standard">
      <style:text-properties style:font-name="Arial" fo:font-size="8pt" fo:font-weight="bold" style:font-size-asian="8pt" style:font-weight-asian="bold" style:font-name-complex="Arial" style:font-size-complex="8pt"/>
    </style:style>
    <style:style style:name="P4" style:family="paragraph" style:parent-style-name="Standard">
      <style:text-properties style:font-name="Arial" fo:font-size="4pt" style:font-size-asian="4pt" style:font-name-complex="Arial" style:font-size-complex="4pt"/>
    </style:style>
    <style:style style:name="P5" style:family="paragraph" style:parent-style-name="Standard">
      <style:paragraph-properties fo:padding-left="0cm" fo:padding-right="0cm" fo:padding-top="0cm" fo:padding-bottom="0.035cm" fo:border-left="none" fo:border-right="none" fo:border-top="none" fo:border-bottom="0.035cm solid #000000"/>
      <style:text-properties style:font-name="Arial" fo:font-size="8pt" style:font-size-asian="8pt" style:font-name-complex="Arial" style:font-size-complex="8pt"/>
    </style:style>
    <style:style style:name="P6" style:family="paragraph" style:parent-style-name="Standard">
      <style:paragraph-properties fo:margin-left="0.25cm" fo:margin-right="0cm" fo:text-indent="-0.25cm" style:auto-text-indent="false"/>
    </style:style>
    <style:style style:name="P7" style:family="paragraph" style:parent-style-name="Standard">
      <style:paragraph-properties fo:margin-left="0.25cm" fo:margin-right="0cm" fo:text-indent="-0.25cm" style:auto-text-indent="false"/>
      <style:text-properties style:font-name="Arial" fo:font-size="8pt" fo:font-weight="bold" style:font-size-asian="8pt" style:font-weight-asian="bold" style:font-name-complex="Arial" style:font-size-complex="8pt"/>
    </style:style>
    <style:style style:name="P8" style:family="paragraph" style:parent-style-name="Standard" style:master-page-name="Standard">
      <style:paragraph-properties fo:text-align="center" style:justify-single-word="false" style:page-number="auto"/>
      <style:text-properties style:font-name="Arial" fo:font-weight="bold" style:font-weight-asian="bold" style:font-name-complex="Arial"/>
    </style:style>
    <style:style style:name="P9" style:family="paragraph" style:parent-style-name="Standard">
      <style:text-properties style:font-name="Arial" fo:font-size="10pt" fo:font-weight="bold" style:font-size-asian="10pt" style:font-weight-asian="bold" style:font-name-complex="Arial" style:font-size-complex="10pt"/>
    </style:style>
    <style:style style:name="P10" style:family="paragraph" style:parent-style-name="Standard">
      <style:text-properties style:font-name="Arial" fo:font-size="8pt" style:font-size-asian="8pt" style:font-name-complex="Arial" style:font-size-complex="8pt"/>
    </style:style>
    <style:style style:name="P11" style:family="paragraph" style:parent-style-name="Standard">
      <style:text-properties style:font-name="Arial" fo:font-size="8pt" fo:font-weight="normal" style:font-size-asian="8pt" style:font-weight-asian="normal" style:font-name-complex="Arial" style:font-size-complex="8pt" style:font-weight-complex="normal"/>
    </style:style>
    <style:style style:name="P12" style:family="paragraph" style:parent-style-name="Standard">
      <style:text-properties style:font-name="Arial" fo:font-size="8pt" fo:font-weight="bold" style:font-size-asian="8pt" style:font-weight-asian="bold" style:font-name-complex="Arial" style:font-size-complex="8pt"/>
    </style:style>
    <style:style style:name="P13" style:family="paragraph" style:parent-style-name="Standard">
      <style:paragraph-properties fo:padding-left="0cm" fo:padding-right="0cm" fo:padding-top="0cm" fo:padding-bottom="0.035cm" fo:border-left="none" fo:border-right="none" fo:border-top="none" fo:border-bottom="0.035cm solid #000000"/>
      <style:text-properties style:font-name="Arial" fo:font-size="8pt" style:font-size-asian="8pt" style:font-name-complex="Arial" style:font-size-complex="8pt"/>
    </style:style>
    <style:style style:name="T1" style:family="text">
      <style:text-properties style:font-name="Arial" fo:font-size="8pt" fo:font-weight="bold" style:font-size-asian="8pt" style:font-weight-asian="bold" style:font-name-complex="Arial" style:font-size-complex="8pt"/>
    </style:style>
    <style:style style:name="T2" style:family="text">
      <style:text-properties style:font-name="Arial" fo:font-size="8pt" style:font-size-asian="8pt" style:font-name-complex="Arial" style:font-size-complex="8pt"/>
    </style:style>
    <style:style style:name="T3" style:family="text">
      <style:text-properties style:font-name="Arial" fo:font-size="8pt" fo:language="en" fo:country="US" fo:font-weight="bold" style:font-size-asian="8pt" style:font-weight-asian="bold" style:font-name-complex="Arial" style:font-size-complex="8pt"/>
    </style:style>
    <style:style style:name="T4" style:family="text">
      <style:text-properties style:font-name="Arial" fo:font-size="8pt" fo:language="en" fo:country="US" style:font-size-asian="8pt" style:font-name-complex="Arial" style:font-size-complex="8pt"/>
    </style:style>
    <style:style style:name="T5" style:family="text">
      <style:text-properties style:font-name="Arial" fo:font-size="8pt" fo:font-style="italic" style:text-underline-style="solid" style:text-underline-width="auto" style:text-underline-color="font-color" style:font-size-asian="8pt" style:font-style-asian="italic" style:font-name-complex="Arial" style:font-size-complex="8pt"/>
    </style:style>
    <style:style style:name="T6" style:family="text">
      <style:text-properties style:font-name="Arial" fo:font-size="8pt" fo:font-style="italic" style:font-size-asian="8pt" style:font-style-asian="italic" style:font-name-complex="Arial"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urriculum Vitae</text:p>
      <text:p text:style-name="P5"/>
      <text:p text:style-name="P1">Dados Pessoais </text:p>
      <text:p text:style-name="P2"/>
      <text:p text:style-name="Standard"><text:span text:style-name="T1">Nome:</text:span><text:span text:style-name="T2"> Felipe de Melo Pimentel <text:s text:c="5"/></text:span></text:p>
      <text:p text:style-name="Standard"><text:span text:style-name="T1">Telefones:</text:span><text:span text:style-name="T2"> (61) 9 8134-2117 </text:span></text:p>
      <text:p text:style-name="Standard"><text:span text:style-name="T1">E-mail:</text:span><text:span text:style-name="T2"> </text:span><text:a xlink:type="simple" xlink:href="mailto:pimentelfelipe@gmail.com" text:style-name="Internet_20_link" text:visited-style-name="Visited_20_Internet_20_Link"><text:span text:style-name="Internet_20_link"><text:span text:style-name="T2">pimentelfelipe@gmail.com</text:span></text:span></text:a><text:span text:style-name="T2"> </text:span></text:p>
      <text:p text:style-name="P5"/>
      <text:p text:style-name="P1">Objetivo Profissional</text:p>
      <text:p text:style-name="P7"/>
      <text:p text:style-name="P2">Profissional autodidata e experiente com grande conhecimento na área judiciária além de administração e marketing. Graduado em Processamento de Dados e, Pós-graduado (lato sensu) em Sistemas Orientados a Objetos, com alto nível acadêmico, técnico e profissional, disponibiliza seus serviços para atuar como Analista de Sistemas e cargos semelhantes e afins.</text:p>
      <text:p text:style-name="P5"/>
      <text:p text:style-name="P1">Habilidades</text:p>
      <text:p text:style-name="P1"/>
      <text:p text:style-name="P5">Liderança, Trabalho em equipe, Trabalho sobre pressão, Formação de profissionais, Dissipação de conhecimento, Concentração, Dedicação, Foco, Disciplina, Planejamento, Gestão de tempo, Prevenção de retrabalho, Prevenção e mitigação de riscos, Proatividade, Quebra de paradigmas, Transformação de dificuldades em oportunidades, Gosto por desafios, Otimismo, Realismo, Busca por excelência, Perfeccionismo, Inovação, Criatividade, Adaptação, Bom humor, Tolerância, Flexibilidade, Aplicação de limites, Imparcialidade, Profissionalismo, Assiduidade, Legalidade, Efetividade, Eficiência.</text:p>
      <text:p text:style-name="P5"/>
      <text:p text:style-name="P1">Qualificação Profissional</text:p>
      <text:p text:style-name="P2"/>
      <text:p text:style-name="P6"><text:span text:style-name="T1">- Governança e Gestão em TI:</text:span><text:span text:style-name="T2"> ISSO 38500, Cobit 5, PMBOK 5, Scrum, DevOps, TOGAF.</text:span></text:p>
      <text:p text:style-name="P6"><text:span text:style-name="T1">- Processos e Projetos:</text:span><text:span text:style-name="T2"> BPM, BPMN, BPMS, UML, RUP, APF, UCP, Engenharia de Software, Engenharia de Requisito, Análise de Dados, Análise de Processos, Análise Estruturada, Análise Orientada Objeto.</text:span></text:p>
      <text:p text:style-name="P6"><text:span text:style-name="T1">- Arquitetura de Software: </text:span><text:span text:style-name="T2">MVC, SOA, REST, DDD, ECM, Automação com BPM, Design Patterns, Emergent Design.</text:span></text:p>
      <text:p text:style-name="P6"><text:span text:style-name="T1">- Soluções: </text:span><text:span text:style-name="T2">OSS/BSS, CRM, ERP, Data Warehouse, CMM, CMMi, ISO, B2B, B2C, Orientação a Objetos, SGBD.</text:span></text:p>
      <text:p text:style-name="P6"><text:span text:style-name="T1">- Servidor de Aplicações/Páginas:</text:span><text:span text:style-name="T2"> Apache, JBoss, TomCat, IIS, IIS+PHP, Oracle Weblogic, IBM Websphere.</text:span></text:p>
      <text:p text:style-name="P6"><text:span text:style-name="T1">- Desenvolvimento de Sistemas (Programação):</text:span><text:span text:style-name="T2"> Webservices Restful e SOAP, Elasticsearch, J2EE, Java, JUnit, AWT, GWT, Swing, EJB, JSP, JPA, Hibernate, JSF, Struts, PL/SQL, HTML 4 e 5, SVG, DHTML, CSS 2 e 3, Javascript, JSon, Ajax, JQuery, AngularJS, Bootstrap, ASP, PHP, VB, VBA, Criptografia, Clean code, Refactoring, TDD, SVN, GIT, Maven, Jira, Python, RIDC, Solr Client APIs.</text:span></text:p>
      <text:p text:style-name="P6"><text:span text:style-name="T1">- Banco de Dados:</text:span><text:span text:style-name="T2"> Hadoop, HDFS, Hbase, Hive, Impala, Solr, Zookeeper, MongoDB, Oracle, MS SQL Server, MySQL, MS Access.</text:span></text:p>
      <text:p text:style-name="P6"><text:span text:style-name="T3">- Design:</text:span><text:span text:style-name="T4"> GIMP, Corel Draw, Page Maker, Photoshop, Flash, Illustrator, Fireworks.</text:span></text:p>
      <text:p text:style-name="P6"><text:span text:style-name="T1">- Sistemas Operacionais:</text:span><text:span text:style-name="T2"> Unix, Linux, Windows, IOS, Android, Virtualização de servidores, Máquinas virtuais, VMWare, Proxmox.</text:span></text:p>
      <text:p text:style-name="P5"/>
      <text:p text:style-name="P1">Formação Acadêmica</text:p>
      <text:p text:style-name="P2"/>
      <text:p text:style-name="Standard"><text:span text:style-name="T1">Curso:</text:span><text:span text:style-name="T2"> Superior de Tecnologia em Processamento de Dados <text:s text:c="18"/></text:span><text:span text:style-name="T1">Tipo:</text:span><text:span text:style-name="T2"> Graduação</text:span></text:p>
      <text:p text:style-name="Standard"><text:span text:style-name="T1">Instituição:</text:span><text:span text:style-name="T2"> União Educacional de Brasília – UNEB</text:span></text:p>
      <text:p text:style-name="Standard"><text:span text:style-name="T1">Conclusão:</text:span><text:span text:style-name="T2"> 06/2001 </text:span></text:p>
      <text:p text:style-name="P2"/>
      <text:p text:style-name="Standard"><text:span text:style-name="T1">Curso:</text:span><text:span text:style-name="T2"> Sistemas Orientados a Objetos <text:s text:c="53"/></text:span><text:span text:style-name="T1">Tipo:</text:span><text:span text:style-name="T2"> Pós Graduação (Lato Sensu)</text:span></text:p>
      <text:p text:style-name="Standard"><text:span text:style-name="T1">Instituição:</text:span><text:span text:style-name="T2"> Universidade Católica de Brasília – UCB</text:span></text:p>
      <text:p text:style-name="Standard"><text:span text:style-name="T1">Conclusão:</text:span><text:span text:style-name="T2"> 11/2003</text:span></text:p>
      <text:p text:style-name="P2"/>
      <text:p text:style-name="P5"/>
      <text:p text:style-name="P1">Experiência Profissional</text:p>
      <text:p text:style-name="P2"/>
      <text:p text:style-name="Standard"><text:span text:style-name="T1">Empresa:</text:span><text:span text:style-name="T2"> Samaia - Integradora de Soluções</text:span></text:p>
      <text:p text:style-name="Standard"><text:span text:style-name="T1">Cidade/UF:</text:span><text:span text:style-name="T2"> Florianópolis - SC</text:span></text:p>
      <text:p text:style-name="Standard"><text:span text:style-name="T1">Segmento:</text:span><text:span text:style-name="T2"> Tecnologia da Informação</text:span></text:p>
      <text:p text:style-name="Standard"><text:span text:style-name="T1">Porte da Empresa:</text:span><text:span text:style-name="T2"> Pequeno (até 50 Funcionários)</text:span></text:p>
      <text:p text:style-name="Standard"><text:span text:style-name="T1">Atividade da empresa:</text:span><text:span text:style-name="T2"> Integradora de Soluções / Empresa parceira Oracle Gold / Solução de Inteligência Investigativa.</text:span></text:p>
      <text:p text:style-name="Standard"><text:span text:style-name="T1">Data de Início:</text:span><text:span text:style-name="T2"> 04/2017</text:span></text:p>
      <text:p text:style-name="Standard"><text:span text:style-name="T1">Data de Término:</text:span><text:span text:style-name="T2"> 10/2018</text:span></text:p>
      <text:p text:style-name="Standard"><text:span text:style-name="T1">Cargo:</text:span><text:span text:style-name="T2"> Analista Desenvolvedor Sênior</text:span></text:p>
      <text:p text:style-name="Standard"><text:span text:style-name="T1">Relação de emprego:</text:span><text:span text:style-name="T2"> CLT.</text:span></text:p>
      <text:p text:style-name="Standard"><text:span text:style-name="T1">Atribuições:</text:span><text:span text:style-name="T2"> </text:span></text:p>
      <text:p text:style-name="P11">Desenvolvimento de solução integrada de hardware e software baseada na arquitetura BDA (Big Data Apliance – Oracle). Instalação, integração e configurações avancadas de servidores weblogic (LDAP, JTA Transactions, múltiplos JDBCs com commit de duas fases, node manager, monitoramento e análise de logs, identificação de gargalos, etc) para o desenvolvimento de aplicações Java. Instalação, integração e configurações avançadas de WCC Web Center Content, UCM Universal Content Management e IBR Inboud Refinery – Enterprise Content Management da Oracle (Grupos de segurança, ACLs – Access Control List, LDAP, RIDC – Remote Intradoc Client, Applets de gerenciamento, Indexação, etc) para integração com aplicações Java. Desenvolvimento, modelagem, implementação e implantação de processos BPMN 2.0 utilizando JDeveloper, SOA Server e Enterprise Manager para integração com aplicações Java. Desenvolvimento de aplicações e serviço para reconhecimento facial em Python/OpenCV Library e consumo desses serviços através de aplicações Java. Desenvolvimento de aplicações e serviços de OCR Optical Character Recognition em Python/Tesseract e consumo desses serviços através de aplicações Java. Instalação, configuração, licenciamento e consumo (através de aplicações Java), de serviços dos produtos da Nuance (NTE Nuance Transcription Engine, Fraud Miner, Identifier)</text:p>
      <text:p text:style-name="P3"/>
      <text:p text:style-name="Standard"><text:span text:style-name="T1">Empresa:</text:span><text:span text:style-name="T2"> Tecnisys</text:span></text:p>
      <text:p text:style-name="Standard"><text:span text:style-name="T1">Cidade/UF:</text:span><text:span text:style-name="T2"> Brasília - DF</text:span></text:p>
      <text:p text:style-name="Standard"><text:span text:style-name="T1">Segmento:</text:span><text:span text:style-name="T2"> Tecnologia da Informação</text:span></text:p>
      <text:p text:style-name="Standard"><text:soft-page-break/><text:span text:style-name="T1">Porte da Empresa:</text:span><text:span text:style-name="T2"> Médio (de 50 a 500 Funcionários)</text:span></text:p>
      <text:p text:style-name="Standard"><text:span text:style-name="T1">Atividade da empresa:</text:span><text:span text:style-name="T2"> Bodyshop CNJ – Conselho Nacional de Justiça</text:span></text:p>
      <text:p text:style-name="Standard"><text:span text:style-name="T1">Data de Início:</text:span><text:span text:style-name="T2"> 10/2014</text:span></text:p>
      <text:p text:style-name="Standard"><text:span text:style-name="T1">Data de Término:</text:span><text:span text:style-name="T2"> 02/2017</text:span></text:p>
      <text:p text:style-name="Standard"><text:span text:style-name="T1">Cargo:</text:span><text:span text:style-name="T2"> Analista Desenvolvedor Java Sênior</text:span></text:p>
      <text:p text:style-name="Standard"><text:span text:style-name="T1">Relação de emprego:</text:span><text:span text:style-name="T2"> CLT.</text:span></text:p>
      <text:p text:style-name="Standard"><text:span text:style-name="T1">Atribuições:</text:span><text:span text:style-name="T2"> </text:span></text:p>
      <text:p text:style-name="P2">Desenvolvimento da aplicação Escritório Digital, software desenvolvido pelo CNJ em parceria com a OAB Federal para melhorar o relacionamento dos advogados da iniciativa privada e pública com o Processo Judicial Eletrônico do Poder Judiciário, realizando atividades de definição/levantamento de requisitos, modelagem/especificação de bancos de dados, modelagem/especificação da arquitetura corporativa do processo judicial eletrônico, modelagem/especificação de arquitetura do sistema Escritório Digital, programação/desenvolvimento do software, planejamento e realizações de entregas, reuniões com product owners e steakholders de outros órgãos ligados ao projeto, participações em workshops para aprimoramento e compartilhamento de tecnologias e conhecimentos ligados ao projeto.</text:p>
      <text:p text:style-name="P2">Tecnologias e ferramentas utilizadas: JAVA, JSP, JSF, Primefaces, fontawesome, HTML 4 e 5, CSS 2 e 3, JavaScript, JQuery, EJB 3, JPA 2.1, Hibernate, Webservice SOAP, Elasticsearch, MongoDB, Oracle, MySQL, MNI-Modelo Nacional de Interoperabilidade, Eclipse (Luna, Mars, Neon), Maven, GIT, Scrum, Clean code, Refactoring, Integração com webservices da Receita Federal, Correios, OAB Federal, Integração com sistemas internos corporativos e PJes.</text:p>
      <text:p text:style-name="P2"/>
      <text:p text:style-name="P2">Manutenções evolutivas e corretivas nos sistemas SIAFIJUD (Resolução 102) e Resolução 107, ligados à lei de transparência e disponibilização de informações públicas (JAVA, JSP, GWT 2.0 e 2.5.1, JPA, HTML 4, DHTML, JavaScript, CSS 2, Eclipse, Maven, SVN, Oracle).<text:line-break/>Manutenções evolutivas e corretivas no sistema INFOJURIS, relacionado à divulgação de jurisprudências do CNJ (JAVA, JSP, JPA, HTML 4, DHTML, JavaScript, CSS 2, Eclipse, SVN, MySQL).</text:p>
      <text:p text:style-name="P3"/>
      <text:p text:style-name="Standard"><text:span text:style-name="T1">Empresa:</text:span><text:span text:style-name="T2"> Millenium Brasil</text:span></text:p>
      <text:p text:style-name="Standard"><text:span text:style-name="T1">Cidade/UF:</text:span><text:span text:style-name="T2"> Brasília - DF</text:span></text:p>
      <text:p text:style-name="Standard"><text:span text:style-name="T1">Segmento:</text:span><text:span text:style-name="T2"> Tecnologia da Informação</text:span></text:p>
      <text:p text:style-name="Standard"><text:span text:style-name="T1">Porte da Empresa:</text:span><text:span text:style-name="T2"> Médio (de 50 a 500 Funcionários)</text:span></text:p>
      <text:p text:style-name="Standard"><text:span text:style-name="T1">Atividade da empresa:</text:span><text:span text:style-name="T2"> Bodyshop CAIXA Seguros</text:span></text:p>
      <text:p text:style-name="Standard"><text:span text:style-name="T1">Data de Início:</text:span><text:span text:style-name="T2"> 09/2014</text:span></text:p>
      <text:p text:style-name="Standard"><text:span text:style-name="T1">Data de Término:</text:span><text:span text:style-name="T2"> 09/2014</text:span></text:p>
      <text:p text:style-name="Standard"><text:span text:style-name="T1">Cargo:</text:span><text:span text:style-name="T2"> Analista Desenvolvedor Java</text:span></text:p>
      <text:p text:style-name="Standard"><text:span text:style-name="T1">Relação de emprego:</text:span><text:span text:style-name="T2"> CLT.</text:span></text:p>
      <text:p text:style-name="Standard"><text:span text:style-name="T1">Atribuições:</text:span><text:span text:style-name="T2"> </text:span></text:p>
      <text:p text:style-name="P2">Manutenções evolutivas de sistemas corporativos da CAIXA Seguros usando ferramenta específicas do cliente como Web Sphere, Jazz e Suite IBM para colaboração e desenvolvimento de software. Experiência muito curta (12 dias) em razão de processos seletivos simultâneos, entretanto com entregas realizadas, mesmo em um curto intervalo de tempo.</text:p>
      <text:p text:style-name="P3"/>
      <text:p text:style-name="Standard"><text:span text:style-name="T1">Empresa:</text:span><text:span text:style-name="T2"> SPG – Soluções em TI</text:span></text:p>
      <text:p text:style-name="Standard"><text:span text:style-name="T1">Cidade/UF:</text:span><text:span text:style-name="T2"> Vitória - ES</text:span></text:p>
      <text:p text:style-name="Standard"><text:span text:style-name="T1">Segmento:</text:span><text:span text:style-name="T2"> Consultoria</text:span></text:p>
      <text:p text:style-name="Standard"><text:span text:style-name="T1">Porte da Empresa:</text:span><text:span text:style-name="T2"> Médio (de 50 a 500 Funcionários)</text:span></text:p>
      <text:p text:style-name="Standard"><text:span text:style-name="T1">Atividade da empresa:</text:span><text:span text:style-name="T2"> Sustentação SAC – Oi Região 2 / Projetos internos / Projeto CRM – Oi Região 2</text:span></text:p>
      <text:p text:style-name="Standard"><text:span text:style-name="T1">Data de Início:</text:span><text:span text:style-name="T2"> 02/2009</text:span></text:p>
      <text:p text:style-name="Standard"><text:span text:style-name="T1">Data de Término:</text:span><text:span text:style-name="T2"> 02/2014</text:span></text:p>
      <text:p text:style-name="Standard"><text:span text:style-name="T1">Cargo:</text:span><text:span text:style-name="T2"> Gerente Operacional</text:span></text:p>
      <text:p text:style-name="Standard"><text:span text:style-name="T1">Relação de emprego:</text:span><text:span text:style-name="T2"> SCP - Sociedade em Conta de Participação/PJ Cotista de Ltda.</text:span></text:p>
      <text:p text:style-name="Standard"><text:span text:style-name="T1">Atribuições:</text:span><text:span text:style-name="T2"> </text:span></text:p>
      <text:p text:style-name="Standard"><text:span text:style-name="T5">Sustentação SAC – Oi Região 2</text:span><text:span text:style-name="T2">: Fábrica de software responsável pela manutenção (sustentação) do Sistema de Atendimento ao Cliente (SAC-CRM) da Oi Região 2. Coordenação dos trabalhos técnicos das lideranças e respectivas equipes de Analise/Investigação de Incidentes (N1/N2) e Correções de Sistema (N3) do sistema SAC (equipes com um total aproximado de 20 pessoas). Gestão e coordenação das filas de atendimentos da fábrica. Elaboração e construção de relatórios de gestão como metas, desempenho, projeção e planejamento de atividades (estimadas x realizadas – gantt) para apresentação ao cliente. Elaboração e construção de relatórios de gestão como produtividade, custo, alocação de pessoal e planejamento de atividades para apresentação à diretoria interna da fábrica de software. Definição e negociação de escopo, prazo e custo de atendimento das equipes junto ao cliente. Definição, implantação e aplicação de metodologias de trabalho. Gestão da sazonalidade das demandas do cliente. Formulação e aplicação de estratégias de aumento de produtividade, redução de custos e qualificação profissional. Auditoria e redefinição do processo de trabalho da equipe. Liderança técnica referencial. Motivação e “mentoring” da equipe.</text:span></text:p>
      <text:p text:style-name="P2"><text:s/></text:p>
      <text:p text:style-name="Standard"><text:span text:style-name="T5">Projetos Internos</text:span><text:span text:style-name="T6">:</text:span><text:span text:style-name="T2"> Elaboração, gestão, implementação e implantação de projetos e soluções coorporativas de TI para ambiente web dos processos internos da SPG; Modelagem e construção de banco de dados relacional (MySQL); Administração de Dados; Modelagem e construção de classes de negócio e sistema (JAVA, JSP, J2EE, JPA, JSF, Struts, HTML, DHTML, JavaScript, CSS); Modelagem e construção de casos de uso de negócio e sistema (JAVA, JSP, J2EE, JPA, JSF, Struts, HTML, DHTML, JavaScript, CSS); Validação e definição de prazos e escopos junto à diretoria da SPG; Liderança técnica; Coordenação e gestão da equipe de desenvolvedores, programadores e analistas; Elaboração de documentação técnica e funcional; Elaboração e concepção de soluções técnicas e de automatização de processos.</text:span></text:p>
      <text:p text:style-name="P4"/>
      <text:p text:style-name="Standard"><text:span text:style-name="T5">Projeto CRM – Oi Região 2</text:span><text:span text:style-name="T6">:</text:span><text:span text:style-name="T2"> Customização de CRM (Clarify/ClearBasic); Construção e definição de XMLs de integração entre sistemas; Construção e manutenção de Stored Procedures (Oracle); Construção e manutenção de ShellScripts para execução de processos batch (UNIX); Construção e manutenção de processos batch (UNIX); Atualização e correção de dados decorrentes de back-log de erros corrigidos; Construção e definição de documentos funcionais e técnicos; Extração e envio de informações para DataWarehouse; Gestão de filas de chamados; Coordenação da equipe de suporte à sustentação; Coordenação de equipes de desenvolvimento; Coordenação e aplicação de manutenções programadas; Monitoramento e análise de impacto de manutenções programadas; Desenvolvimento e construção de ferramentas de suporte à investigação de problemas (JAVA, JSP, EJB, HTML, DHTML, JavaScript, CSS, Oracle, MySQL); Elaboração de documentação técnica e funcional; Elaboração e concepção de soluções técnicas e de automatização de processos.</text:span></text:p>
      <text:p text:style-name="P3"/>
      <text:p text:style-name="Standard"><text:span text:style-name="T1">Empresa:</text:span><text:span text:style-name="T2"> Accenture do Brasil</text:span></text:p>
      <text:p text:style-name="Standard"><text:soft-page-break/><text:span text:style-name="T1">Cidade/UF:</text:span><text:span text:style-name="T2"> Brasília - DF</text:span></text:p>
      <text:p text:style-name="Standard"><text:span text:style-name="T1">Segmento:</text:span><text:span text:style-name="T2"> Consultoria</text:span></text:p>
      <text:p text:style-name="Standard"><text:span text:style-name="T1">Porte da Empresa:</text:span><text:span text:style-name="T2"> Grande (mais de 500 Funcionários)</text:span></text:p>
      <text:p text:style-name="Standard"><text:span text:style-name="T1">Atividade da empresa:</text:span><text:span text:style-name="T2"> Projeto CRM - Brasil Telecom</text:span></text:p>
      <text:p text:style-name="Standard"><text:span text:style-name="T1">Data de Início:</text:span><text:span text:style-name="T2"> 04/2008</text:span></text:p>
      <text:p text:style-name="Standard"><text:span text:style-name="T1">Data de Término:</text:span><text:span text:style-name="T2"> 02/2009</text:span></text:p>
      <text:p text:style-name="Standard"><text:span text:style-name="T1">Cargo:</text:span><text:span text:style-name="T2"> Consultor Clarify – Sênior</text:span></text:p>
      <text:p text:style-name="Standard"><text:span text:style-name="T1">Relação de emprego:</text:span><text:span text:style-name="T2"> Prestador de Serviços – PJ</text:span></text:p>
      <text:p text:style-name="Standard"><text:span text:style-name="T1">Atribuições:</text:span><text:span text:style-name="T2"> Customização de CRM (Clarify/ClarifyWeb); Construção e manutenção de programas (Java, JSP, Servlets, EJBs e ClearBasic); Construção e definição de XMLs de integração entre sistemas; Construção e manutenção de Stored Procedures (Oracle); Construção e manutenção de ShellScripts para execução de processos batch (UNIX); Construção e manutenção de processos batch (UNIX); Atualização e correção de dados decorrentes de back-log de erros corrigidos; Construção e definição de documentos funcionais e técnicos; Extração e envio de informações para DataWarehouse; Gestão de filas de chamados; Coordenação de equipes de desenvolvimento e sustentação; Coordenação e aplicação de manutenções programadas; Monitoramento e análise de impacto de manutenções programadas; Desenvolvimento e construção de ferramentas de suporte à investigação de problemas (ASP, JavaScript, Oracle, MySQL).</text:span></text:p>
      <text:p text:style-name="P2"/>
      <text:p text:style-name="Standard"><text:span text:style-name="T1">Empresa:</text:span><text:span text:style-name="T2"> Politec SA </text:span></text:p>
      <text:p text:style-name="Standard"><text:span text:style-name="T1">Cidade/UF:</text:span><text:span text:style-name="T2"> Brasília - DF</text:span></text:p>
      <text:p text:style-name="Standard"><text:span text:style-name="T1">Segmento:</text:span><text:span text:style-name="T2"> Consultoria</text:span></text:p>
      <text:p text:style-name="Standard"><text:span text:style-name="T1">Porte da Empresa:</text:span><text:span text:style-name="T2"> Grande (mais de 500 Funcionários)</text:span></text:p>
      <text:p text:style-name="Standard"><text:span text:style-name="T1">Atividade da empresa:</text:span><text:span text:style-name="T2"> Bodyshop ANVISA Brasília</text:span></text:p>
      <text:p text:style-name="Standard"><text:span text:style-name="T1">Data de Início:</text:span><text:span text:style-name="T2"> 07/2005</text:span></text:p>
      <text:p text:style-name="Standard"><text:span text:style-name="T1">Data de Término:</text:span><text:span text:style-name="T2"> 04/2008</text:span></text:p>
      <text:p text:style-name="Standard"><text:span text:style-name="T1">Cargo:</text:span><text:span text:style-name="T2"> Analista de Sistemas Pleno</text:span></text:p>
      <text:p text:style-name="Standard"><text:span text:style-name="T1">Relação de emprego:</text:span><text:span text:style-name="T2"> Funcionário CLT</text:span></text:p>
      <text:p text:style-name="Standard"><text:span text:style-name="T1">Atribuições:</text:span><text:span text:style-name="T2"> Elaboração, implementação e implantação de projetos e soluções coorporativas de TI para ambiente web dos processos internos da ANVISA; Modelagem e construção de banco de dados relacional (Oracle); Administração de Dados; Modelagem e construção de classes de negócio e sistema (ASP, JAVA, JSP, J2EE, JPA, JSF, Struts, HTML, DHTML, JavaScript, CSS); Modelagem e construção de casos de uso de negócio e sistema (ASP, JAVA, JSP, J2EE, JPA, JSF, Struts, HTML, DHTML, JavaScript, CSS); Validação e definição de prazos e escopos junto ao usuário; Realização de contagem de métricas e estimativas através da técnica de análise de ponto por função; Coordenação e gestão de equipes de desenvolvimento.</text:span></text:p>
      <text:p text:style-name="P3"/>
      <text:p text:style-name="Standard"><text:span text:style-name="T1">Empresa:</text:span><text:span text:style-name="T2"> Accenture do Brasil</text:span></text:p>
      <text:p text:style-name="Standard"><text:span text:style-name="T1">Cidade/UF:</text:span><text:span text:style-name="T2"> Brasília - DF</text:span></text:p>
      <text:p text:style-name="Standard"><text:span text:style-name="T1">Segmento:</text:span><text:span text:style-name="T2"> Consultoria</text:span></text:p>
      <text:p text:style-name="Standard"><text:span text:style-name="T1">Porte da Empresa:</text:span><text:span text:style-name="T2"> Grande (mais de 500 Funcionários)</text:span></text:p>
      <text:p text:style-name="Standard"><text:span text:style-name="T1">Atividade da empresa:</text:span><text:span text:style-name="T2"> Projeto CRM - Brasil Telecom</text:span></text:p>
      <text:p text:style-name="Standard"><text:span text:style-name="T1">Data de Início:</text:span><text:span text:style-name="T2"> 03/2003</text:span></text:p>
      <text:p text:style-name="Standard"><text:span text:style-name="T1">Data de Término:</text:span><text:span text:style-name="T2"> 07/2005</text:span></text:p>
      <text:p text:style-name="Standard"><text:span text:style-name="T1">Cargo:</text:span><text:span text:style-name="T2"> Analista de Sistemas Sênior</text:span></text:p>
      <text:p text:style-name="Standard"><text:span text:style-name="T1">Relação de emprego:</text:span><text:span text:style-name="T2"> Funcionário CLT</text:span></text:p>
      <text:p text:style-name="Standard"><text:span text:style-name="T1">Atribuições:</text:span><text:span text:style-name="T2"> Customização de CRM (Clarify/ClarifyWeb); Construção e manutenção de programas (Java, JSP, Servlets, EJBs e ClearBasic, BEA Web Logic); Construção e definição de XMLs de integração entre sistemas; Construção e manutenção de Stored Procedures (Oracle); Construção e manutenção de ShellScripts para execução de processos batch (UNIX); Construção e manutenção de processos batch (UNIX); Atualização e correção de dados decorrentes de back-log de erros corrigidos; Construção e definição de documentos funcionais e técnicos; Extração e envio de informações para DataWarehouse; Gestão de filas de chamados; Coordenação de equipes de desenvolvimento e sustentação; Coordenação e aplicação de manutenções programadas; Monitoramento e análise de impacto de manutenções programadas; Desenvolvimento e construção de ferramentas de suporte à investigação de problemas (ASP, JavaScript, Oracle, MySQL).</text:span></text:p>
      <text:p text:style-name="P2"/>
      <text:p text:style-name="Standard"><text:span text:style-name="T1">Empresa:</text:span><text:span text:style-name="T2"> PRODASEN - Senado Federal</text:span></text:p>
      <text:p text:style-name="Standard"><text:span text:style-name="T1">Cidade/UF:</text:span><text:span text:style-name="T2"> Brasília - DF</text:span></text:p>
      <text:p text:style-name="Standard"><text:span text:style-name="T1">Segmento:</text:span><text:span text:style-name="T2"> Governo</text:span></text:p>
      <text:p text:style-name="Standard"><text:span text:style-name="T1">Porte da Empresa:</text:span><text:span text:style-name="T2"> Grande (mais de 500 Funcionários)</text:span></text:p>
      <text:p text:style-name="Standard"><text:span text:style-name="T1">Atividade da empresa:</text:span><text:span text:style-name="T2"> Processamento de Dados do Senado Federal</text:span></text:p>
      <text:p text:style-name="Standard"><text:span text:style-name="T1">Data de Início:</text:span><text:span text:style-name="T2"> 05/2001</text:span></text:p>
      <text:p text:style-name="Standard"><text:span text:style-name="T1">Data de Término:</text:span><text:span text:style-name="T2"> 05/2003</text:span></text:p>
      <text:p text:style-name="Standard"><text:span text:style-name="T1">Cargo:</text:span><text:span text:style-name="T2"> Consultor de Processos</text:span></text:p>
      <text:p text:style-name="Standard"><text:span text:style-name="T1">Relação de emprego:</text:span><text:span text:style-name="T2"> Prestador de Serviços – PJ</text:span></text:p>
      <text:p text:style-name="Standard"><text:span text:style-name="T1">Atribuições:</text:span><text:span text:style-name="T2"> Elaboração e gestão de projetos de soluções coorporativas de TI para ambiente web dos processos internos do Senado Federal; Administração de dados; Modelagem de Processos; Simulação de Processos; Validação de Processos; Modelagem e construção de banco de dados relacional (Oracle); Modelagem e construção de classes de negócio e sistema (ASP, HTML, DHTML, JavaScript, CSS); Modelagem e construção de casos de uso de negócio e sistema (ASP, HTML, DHTML, JavaScript, CSS); Definição e construção de interfaces de migração de dados de sistema legado (Entire-X); Gestão e distribuição das atividades dos projetos; Coordenação e gestão de equipe de desenvolvedores; Validação e definição de prazos junto aos usuários e gerentes de contas; Elaboração de leiaute, tratamento de imagens e arte final para sistemas web (PhotoShop, Corel Draw e Flash).</text:span></text:p>
      <text:p text:style-name="P3"/>
      <text:p text:style-name="Standard"><text:span text:style-name="T1">Empresa:</text:span><text:span text:style-name="T2"> Megazine Web &amp; Comunicação</text:span></text:p>
      <text:p text:style-name="Standard"><text:span text:style-name="T1">Cidade/UF:</text:span><text:span text:style-name="T2"> Brasília - DF</text:span></text:p>
      <text:p text:style-name="Standard"><text:span text:style-name="T1">Segmento:</text:span><text:span text:style-name="T2"> Publicidade</text:span></text:p>
      <text:p text:style-name="Standard"><text:span text:style-name="T1">Porte da Empresa:</text:span><text:span text:style-name="T2"> Pequeno (até 50 Funcionários)</text:span></text:p>
      <text:p text:style-name="Standard"><text:span text:style-name="T1">Atividade da empresa:</text:span><text:span text:style-name="T2"> Tecnologia e Software</text:span></text:p>
      <text:p text:style-name="Standard"><text:span text:style-name="T1">Data de Início:</text:span><text:span text:style-name="T2"> 10/2000</text:span></text:p>
      <text:p text:style-name="Standard"><text:span text:style-name="T1">Data de Término:</text:span><text:span text:style-name="T2"> 02/2001</text:span></text:p>
      <text:p text:style-name="Standard"><text:span text:style-name="T1">Cargo:</text:span><text:span text:style-name="T2"> Consultor de Tecnologia</text:span></text:p>
      <text:p text:style-name="Standard"><text:span text:style-name="T1">Relação de emprego:</text:span><text:span text:style-name="T2"> Temporário (Free Lancer)</text:span></text:p>
      <text:p text:style-name="Standard"><text:soft-page-break/><text:span text:style-name="T1">Atribuições:</text:span><text:span text:style-name="T2"> Modelagem e construção de banco de dados (SQL Server); Construção e manutenção de programas (ASP, HTML, DHTML, JavaScript, CSS, Flash Action Script); Elaboração de leiaute, tratamento de imagens e arte final para sistemas web (PhotoShop, Corel Draw e Flash).</text:span></text:p>
      <text:p text:style-name="P2"><text:s/></text:p>
      <text:p text:style-name="Standard"><text:span text:style-name="T1">Empresa:</text:span><text:span text:style-name="T2"> Data Prev Consórcio – DPCON </text:span></text:p>
      <text:p text:style-name="Standard"><text:span text:style-name="T1">Cidade/UF:</text:span><text:span text:style-name="T2"> Brasília - DF</text:span></text:p>
      <text:p text:style-name="Standard"><text:span text:style-name="T1">Segmento:</text:span><text:span text:style-name="T2"> Software</text:span></text:p>
      <text:p text:style-name="Standard"><text:span text:style-name="T1">Porte da Empresa:</text:span><text:span text:style-name="T2"> Médio (de 50 a 500 Funcionários)</text:span></text:p>
      <text:p text:style-name="Standard"><text:span text:style-name="T1">Atividade da empresa:</text:span><text:span text:style-name="T2"> Fábrica de Software</text:span></text:p>
      <text:p text:style-name="Standard"><text:span text:style-name="T1">Data de Início:</text:span><text:span text:style-name="T2"> 08/2000</text:span></text:p>
      <text:p text:style-name="Standard"><text:span text:style-name="T1">Data de Término:</text:span><text:span text:style-name="T2"> 04/2001</text:span></text:p>
      <text:p text:style-name="Standard"><text:span text:style-name="T1">Cargo:</text:span><text:span text:style-name="T2"> Desenvolvedor Web</text:span></text:p>
      <text:p text:style-name="Standard"><text:span text:style-name="T1">Relação de emprego:</text:span><text:span text:style-name="T2"> Estagiário</text:span></text:p>
      <text:p text:style-name="Standard"><text:span text:style-name="T1">Atribuições:</text:span><text:span text:style-name="T2"> Modelagem e construção de banco de dados (Oracle); Administração de Dados; Construção e manutenção de programas (ASP, HTML, DHTML, JavaScript, CSS); Tratamento de imagens e arte final para sistemas web (PhotoShop, Corel Draw e Flash).</text:span></text:p>
      <text:p text:style-name="P3"/>
      <text:p text:style-name="Standard"><text:span text:style-name="T1">Empresa:</text:span><text:span text:style-name="T2"> Empresa Bras. de Correios e Telégrafos – ECT</text:span></text:p>
      <text:p text:style-name="Standard"><text:span text:style-name="T1">Cidade/UF:</text:span><text:span text:style-name="T2"> Brasília - DF</text:span></text:p>
      <text:p text:style-name="Standard"><text:span text:style-name="T1">Segmento:</text:span><text:span text:style-name="T2"> Correios</text:span></text:p>
      <text:p text:style-name="Standard"><text:span text:style-name="T1">Porte da Empresa:</text:span><text:span text:style-name="T2"> Grande (mais de 500 Funcionários)</text:span></text:p>
      <text:p text:style-name="Standard"><text:span text:style-name="T1">Atividade da empresa:</text:span><text:span text:style-name="T2"> Garagem Central de Brasília - Roterização</text:span></text:p>
      <text:p text:style-name="Standard"><text:span text:style-name="T1">Data de Início:</text:span><text:span text:style-name="T2"> 05/2000</text:span></text:p>
      <text:p text:style-name="Standard"><text:span text:style-name="T1">Data de Término:</text:span><text:span text:style-name="T2"> 08/2000</text:span></text:p>
      <text:p text:style-name="Standard"><text:span text:style-name="T1">Cargo:</text:span><text:span text:style-name="T2"> Gestor de Roterização</text:span></text:p>
      <text:p text:style-name="Standard"><text:span text:style-name="T1">Relação de emprego:</text:span><text:span text:style-name="T2"> Estagiário</text:span></text:p>
      <text:p text:style-name="Standard"><text:span text:style-name="T1">Atribuições:</text:span><text:span text:style-name="T2"> Gestão e Controle de Roterização (RoadShow); Desenvolvimento Web (Nível Acadêmico).</text:span></text:p>
      <text:p text:style-name="P2"><text:s/></text:p>
      <text:p text:style-name="Standard"><text:span text:style-name="T1">Empresa:</text:span><text:span text:style-name="T2"> BPA - Escola de Informática </text:span></text:p>
      <text:p text:style-name="Standard"><text:span text:style-name="T1">Cidade/UF:</text:span><text:span text:style-name="T2"> Brasília - DF</text:span></text:p>
      <text:p text:style-name="Standard"><text:span text:style-name="T1">Segmento:</text:span><text:span text:style-name="T2"> Informática</text:span></text:p>
      <text:p text:style-name="Standard"><text:span text:style-name="T1">Porte da Empresa:</text:span><text:span text:style-name="T2"> Pequeno (até 50 Funcionários)</text:span></text:p>
      <text:p text:style-name="Standard"><text:span text:style-name="T1">Atividade da empresa:</text:span><text:span text:style-name="T2"> Escola de Informática e Manutenção de Micros</text:span></text:p>
      <text:p text:style-name="Standard"><text:span text:style-name="T1">Data de Início:</text:span><text:span text:style-name="T2"> 02/2000</text:span></text:p>
      <text:p text:style-name="Standard"><text:span text:style-name="T1">Data de Término:</text:span><text:span text:style-name="T2"> 04/2000</text:span></text:p>
      <text:p text:style-name="Standard"><text:span text:style-name="T1">Cargo:</text:span><text:span text:style-name="T2"> Instrutor de Microinformática</text:span></text:p>
      <text:p text:style-name="Standard"><text:span text:style-name="T1">Relação de emprego:</text:span><text:span text:style-name="T2"> Estagiário</text:span></text:p>
      <text:p text:style-name="Standard"><text:span text:style-name="T1">Atribuições:</text:span><text:span text:style-name="T2"> Instrutor de Microinformática; Manutenção e configuração de Micro, Manutenção e Gestão de Redes.</text:span></text:p>
      <text:p text:style-name="P5"/>
      <text:p text:style-name="P1">Idiomas</text:p>
      <text:p text:style-name="P2"/>
      <text:p text:style-name="P2">Inglês (Fala: Avançado / Escrita: Avançado / Leitura: Avanç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Fonte_20_parág._20_padrão" style:display-name="Fonte parág. padrão"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URRICULUM VITAE</dc:title>
    <meta:initial-creator>felipe.pimentel</meta:initial-creator>
    <meta:creation-date>2014-04-15T12:21:00</meta:creation-date>
    <dc:creator>Felipe Pimentel</dc:creator>
    <dc:date>2018-11-27T22:55:49.04</dc:date>
    <meta:editing-cycles>50</meta:editing-cycles>
    <meta:editing-duration>PT3H25M18S</meta:editing-duration>
    <meta:generator>OpenOffice/4.1.5$Win32 OpenOffice.org_project/415m1$Build-9789</meta:generator>
    <meta:document-statistic meta:table-count="0" meta:image-count="0" meta:object-count="0" meta:page-count="4" meta:paragraph-count="160" meta:word-count="2390" meta:character-count="17077"/>
  </office:meta>
</office:document-meta>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